
<file path=META-INF/manifest.xml><?xml version="1.0" encoding="utf-8"?>
<manifest:manifest xmlns:table="urn:oasis:names:tc:opendocument:xmlns:ta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ext="urn:oasis:names:tc:opendocument:xmlns:text:1.0" xmlns:table="urn:oasis:names:tc:opendocument:xmlns:table:1.0" xmlns:office="urn:oasis:names:tc:opendocument:xmlns:office:1.0" xmlns:manifest="urn:oasis:names:tc:opendocument:xmlns:manifest:1.0" xmlns:meta="urn:oasis:names:tc:opendocument:xmlns:meta:1.0" office:version="1.1">
  <office:automatic-styles/>
  <office:body>
    <office:text>
      <text:h text:outline-level="1">1 Command line interface</text:h>
      <table:table>
        <table:table-column table:number-columns-repeated="2"/>
        <table:table-row>
          <table:table-cell office:value-type="string">
            <text:p>Status</text:p>
          </table:table-cell>
          <table:table-cell office:value-type="string">
            <text:p>approved</text:p>
          </table:table-cell>
        </table:table-row>
      </table:table>
      <text:p>Must provide command line tool for working with the requirements repository.</text:p>
      <text:p>Command line rules!</text:p>
      <text:h text:outline-level="2">1.1 Check requirements</text:h>
      <table:table>
        <table:table-column table:number-columns-repeated="2"/>
        <table:table-row>
          <table:table-cell office:value-type="string">
            <text:p>Status</text:p>
          </table:table-cell>
          <table:table-cell office:value-type="string">
            <text:p>approved</text:p>
          </table:table-cell>
        </table:table-row>
      </table:table>
      <text:p>Must be able to run check of requirements from command line and show any warnings or errors.</text:p>
      <text:p>Need to ensure requirements are sound.</text:p>
      <text:h text:outline-level="2">1.2 Create snapshots of requirements</text:h>
      <table:table>
        <table:table-column table:number-columns-repeated="2"/>
        <table:table-row>
          <table:table-cell office:value-type="string">
            <text:p>Status</text:p>
          </table:table-cell>
          <table:table-cell office:value-type="string">
            <text:p>rejected - Version control not part of project, it is better handled by a specialized tool</text:p>
          </table:table-cell>
        </table:table-row>
      </table:table>
      <text:p>Provide full version control of repository</text:p>
      <text:p>Anything less would be irresponsible</text:p>
      <text:h text:outline-level="2">1.3 Generate reports</text:h>
      <table:table>
        <table:table-column table:number-columns-repeated="2"/>
        <table:table-row>
          <table:table-cell office:value-type="string">
            <text:p>Status</text:p>
          </table:table-cell>
          <table:table-cell office:value-type="string">
            <text:p>elaboration</text:p>
          </table:table-cell>
        </table:table-row>
      </table:table>
      <text:p>Must be able to genereate reports/artifacts from command line.</text:p>
      <text:p>Reports are needed to see the requirements from different perspectives and facilitate understanding.</text:p>
      <text:h text:outline-level="2">1.4 List snapshots</text:h>
      <table:table>
        <table:table-column table:number-columns-repeated="2"/>
        <table:table-row>
          <table:table-cell office:value-type="string">
            <text:p>Status</text:p>
          </table:table-cell>
          <table:table-cell office:value-type="string">
            <text:p>rejected - Version control not part of project</text:p>
          </table:table-cell>
        </table:table-row>
      </table:table>
      <text:p>Must be able to take snapshots/baseline of requirements at given point in time.</text:p>
      <text:p>Important to be able to compare snapshots to understand what has happend and why.</text:p>
      <text:h text:outline-level="2">1.5 Start new requirements project</text:h>
      <table:table>
        <table:table-column table:number-columns-repeated="2"/>
        <table:table-row>
          <table:table-cell office:value-type="string">
            <text:p>Status</text:p>
          </table:table-cell>
          <table:table-cell office:value-type="string">
            <text:p>approved</text:p>
          </table:table-cell>
        </table:table-row>
      </table:table>
      <text:p>Must be able to setup new project (create files and folders etc).</text:p>
      <text:p>Users cannot be expected to do this manually.</text:p>
      <text:h text:outline-level="2">1.6 Create new requirement using template</text:h>
      <table:table>
        <table:table-column table:number-columns-repeated="2"/>
        <table:table-row>
          <table:table-cell office:value-type="string">
            <text:p>Status</text:p>
          </table:table-cell>
          <table:table-cell office:value-type="string">
            <text:p>approved</text:p>
          </table:table-cell>
        </table:table-row>
      </table:table>
      <text:p>Must be able to create a new requirement using a standard template.</text:p>
      <text:p>A requirement has many fields, using a template makes it easier for users.</text:p>
      <text:h text:outline-level="2">1.7 Create new package using template</text:h>
      <table:table>
        <table:table-column table:number-columns-repeated="2"/>
        <table:table-row>
          <table:table-cell office:value-type="string">
            <text:p>Status</text:p>
          </table:table-cell>
          <table:table-cell office:value-type="string">
            <text:p>approved</text:p>
          </table:table-cell>
        </table:table-row>
      </table:table>
      <text:p>Must be able to create a new package requirement using a standard template.</text:p>
      <text:p>A requirement package has many fields, using a template makes it easier for users, especially as a package consists of both a directory and a attributes.pkg.</text:p>
      <text:h text:outline-level="2">1.8 Search repository</text:h>
      <table:table>
        <table:table-column table:number-columns-repeated="2"/>
        <table:table-row>
          <table:table-cell office:value-type="string">
            <text:p>Status</text:p>
          </table:table-cell>
          <table:table-cell office:value-type="string">
            <text:p>postponed - Can do this to an extent with regular linux tools.</text:p>
          </table:table-cell>
        </table:table-row>
      </table:table>
      <text:p>Must be able to search repository by key values.</text:p>
      <text:p>Makes finding requirements easier, and also alows searching for default values (i.e. where status is implyed but not explisitly documented in repository).</text:p>
      <text:h text:outline-level="2">1.9 Run from within repository directory</text:h>
      <table:table>
        <table:table-column table:number-columns-repeated="2"/>
        <table:table-row>
          <table:table-cell office:value-type="string">
            <text:p>Status</text:p>
          </table:table-cell>
          <table:table-cell office:value-type="string">
            <text:p>approved</text:p>
          </table:table-cell>
        </table:table-row>
      </table:table>
      <text:p>Command must be run from the root repository directory or in a sub directory of the root, just like git can.</text:p>
      <text:p>Whilst working on the repository will be within it's directories and would be a hassel to cd back to root to run commands.</text:p>
      <text:h text:outline-level="1">2 Maintain model consistency</text:h>
      <table:table>
        <table:table-column table:number-columns-repeated="2"/>
        <table:table-row>
          <table:table-cell office:value-type="string">
            <text:p>Status</text:p>
          </table:table-cell>
          <table:table-cell office:value-type="string">
            <text:p>approved - All requirements met</text:p>
          </table:table-cell>
        </table:table-row>
      </table:table>
      <text:p>Measures to take to ensure repository is consistent (no syntax or broken links etc)</text:p>
      <text:p>Repository must be maintained in terms of content and dependencies, this must be performed before all uses to ensure uptodate and correct starting point.</text:p>
      <text:h text:outline-level="2">2.1 Run time checks</text:h>
      <table:table>
        <table:table-column table:number-columns-repeated="2"/>
        <table:table-row>
          <table:table-cell office:value-type="string">
            <text:p>Status</text:p>
          </table:table-cell>
          <table:table-cell office:value-type="string">
            <text:p>approved - All requirements met</text:p>
          </table:table-cell>
        </table:table-row>
      </table:table>
      <text:p>What and how to check repository is syntactically correct</text:p>
      <text:p>Repository must be maintained in terms of content and dependencies, this must be performed before all uses to ensure uptodate and correct starting point.</text:p>
      <text:h text:outline-level="3">2.1.1 Ensure each complete requirement has test case</text:h>
      <table:table>
        <table:table-column table:number-columns-repeated="2"/>
        <table:table-row>
          <table:table-cell office:value-type="string">
            <text:p>Status</text:p>
          </table:table-cell>
          <table:table-cell office:value-type="string">
            <text:p>rejected - This is not a run time check, to view this information use the report instead</text:p>
          </table:table-cell>
        </table:table-row>
      </table:table>
      <text:p>Each approved requirement must be linked to at least one test case.</text:p>
      <text:p>To prove each approved requirement exists in finished system each requirement must be verified to exist and work, this means there must be at least one test case for each requirement.</text:p>
      <text:h text:outline-level="3">2.1.2 Ensure no cyclical dependencies among requirements</text:h>
      <table:table>
        <table:table-column table:number-columns-repeated="2"/>
        <table:table-row>
          <table:table-cell office:value-type="string">
            <text:p>Status</text:p>
          </table:table-cell>
          <table:table-cell office:value-type="string">
            <text:p>approved</text:p>
          </table:table-cell>
        </table:table-row>
      </table:table>
      <text:p>There can be no cyclic dependencies among requirements.</text:p>
      <text:p>It would be a logical error if two requirements depended on each other, this must be flagged so it can be fixed.</text:p>
      <text:h text:outline-level="3">2.1.3 Ensure no islands of requirements</text:h>
      <table:table>
        <table:table-column table:number-columns-repeated="2"/>
        <table:table-row>
          <table:table-cell office:value-type="string">
            <text:p>Status</text:p>
          </table:table-cell>
          <table:table-cell office:value-type="string">
            <text:p>approved - Storing requirements in the requirements directory as files and directories means this is enforced by the file system (i.e. can't hava a file/dir that does not belong to a directory)</text:p>
          </table:table-cell>
        </table:table-row>
      </table:table>
      <text:p>All requirements must have a path to the root requirement.</text:p>
      <text:p>If a requirement does not trace back to the root requirement than it is superflous and should either be rejected or made to link into the other requirements.</text:p>
      <text:h text:outline-level="3">2.1.4 Ensure valid requirement package field values</text:h>
      <table:table>
        <table:table-column table:number-columns-repeated="2"/>
        <table:table-row>
          <table:table-cell office:value-type="string">
            <text:p>Status</text:p>
          </table:table-cell>
          <table:table-cell office:value-type="string">
            <text:p>approved - All relevant classes comply</text:p>
          </table:table-cell>
        </table:table-row>
      </table:table>
      <text:p>Must enforce that obligatory key-values pairs exist and check valid values.</text:p>
      <text:p>Halt on errors and require user to fix them</text:p>
      <text:p>Changed from lenient warn and flag errors, to strict halt on errors to simplify and catch errors as early as possible.</text:p>
      <text:h text:outline-level="3">2.1.5 Ensure valid requirement field values</text:h>
      <table:table>
        <table:table-column table:number-columns-repeated="2"/>
        <table:table-row>
          <table:table-cell office:value-type="string">
            <text:p>Status</text:p>
          </table:table-cell>
          <table:table-cell office:value-type="string">
            <text:p>approved - Signed off for same reason as 2.1.4_ensure-valid-requirement-package-field-values</text:p>
          </table:table-cell>
        </table:table-row>
      </table:table>
      <text:p>Must enforce that obligatory key-values pairs exist, warn on unknown keys and check valid values.</text:p>
      <text:p>Syntax check to allow warning and errors.</text:p>
      <text:h text:outline-level="3">2.1.6 Ensure valid user field values</text:h>
      <table:table>
        <table:table-column table:number-columns-repeated="2"/>
        <table:table-row>
          <table:table-cell office:value-type="string">
            <text:p>Status</text:p>
          </table:table-cell>
          <table:table-cell office:value-type="string">
            <text:p>approved - Signed off for same reason as 2.1.4_ensure-valid-requirement-package-field-values</text:p>
          </table:table-cell>
        </table:table-row>
      </table:table>
      <text:p>Must enforce that obligatory key-values pairs exist, warn on unknown keys and check valid values.</text:p>
      <text:p>Syntax check to allow warning and errors.</text:p>
      <text:h text:outline-level="2">2.2 Process all or only implementable requirements</text:h>
      <table:table>
        <table:table-column table:number-columns-repeated="2"/>
        <table:table-row>
          <table:table-cell office:value-type="string">
            <text:p>Status</text:p>
          </table:table-cell>
          <table:table-cell office:value-type="string">
            <text:p>rejected - In the interest of understanding, all information of requirements should be available. Status will instead be clearly marked when appropriate.</text:p>
          </table:table-cell>
        </table:table-row>
      </table:table>
      <text:p>Must be able to choose to process requirements and packages that have status approved, elaboration or rejected just the approved ones.</text:p>
      <text:p>Some users may want to see all requirements, whilst others may only be interested in what actually is required.</text:p>
      <text:h text:outline-level="1">3 Model reports</text:h>
      <table:table>
        <table:table-column table:number-columns-repeated="2"/>
        <table:table-row>
          <table:table-cell office:value-type="string">
            <text:p>Status</text:p>
          </table:table-cell>
          <table:table-cell office:value-type="string">
            <text:p>elaboration</text:p>
          </table:table-cell>
        </table:table-row>
      </table:table>
      <text:p>Must be able to generate reports from the repository to aid project</text:p>
      <text:p>Reports provide ways to view the repository information from various angles and to aid using the requirements for managing the project.</text:p>
      <text:h text:outline-level="2">3.10 Full list of all requirements</text:h>
      <table:table>
        <table:table-column table:number-columns-repeated="2"/>
        <table:table-row>
          <table:table-cell office:value-type="string">
            <text:p>Status</text:p>
          </table:table-cell>
          <table:table-cell office:value-type="string">
            <text:p>approved</text:p>
          </table:table-cell>
        </table:table-row>
      </table:table>
      <text:p>Full report of all requirements, their status and dependencies.</text:p>
      <text:p>Intended to be a consice and complete description of the requiremet repository for review.</text:p>
      <text:h text:outline-level="2">3.1 List broken dependencies</text:h>
      <table:table>
        <table:table-column table:number-columns-repeated="2"/>
        <table:table-row>
          <table:table-cell office:value-type="string">
            <text:p>Status</text:p>
          </table:table-cell>
          <table:table-cell office:value-type="string">
            <text:p>approved</text:p>
          </table:table-cell>
        </table:table-row>
      </table:table>
      <text:p>Find all broken dependencies.</text:p>
      <text:p>Broken dependencies could mean a user error or a previos requirment has been deleted, regardless it must be fixed.</text:p>
      <text:h text:outline-level="2">3.2 List packages that have no requirements</text:h>
      <table:table>
        <table:table-column table:number-columns-repeated="2"/>
        <table:table-row>
          <table:table-cell office:value-type="string">
            <text:p>Status</text:p>
          </table:table-cell>
          <table:table-cell office:value-type="string">
            <text:p>approved</text:p>
          </table:table-cell>
        </table:table-row>
      </table:table>
      <text:p>Show requirement packages that have no requirements.</text:p>
      <text:p>A packege only makes sense if it has requirements to be met.</text:p>
      <text:h text:outline-level="2">3.3 List orphaned requirements</text:h>
      <table:table>
        <table:table-column table:number-columns-repeated="2"/>
        <table:table-row>
          <table:table-cell office:value-type="string">
            <text:p>Status</text:p>
          </table:table-cell>
          <table:table-cell office:value-type="string">
            <text:p>rejected - Because requirements are in a file system hiearchy no requirements can be orphans.</text:p>
          </table:table-cell>
        </table:table-row>
      </table:table>
      <text:p>List requirements that have no parents.</text:p>
      <text:p>No point making requirements that have no parents.</text:p>
      <text:h text:outline-level="2">3.4 List requirements missing design documentation</text:h>
      <table:table>
        <table:table-column table:number-columns-repeated="2"/>
        <table:table-row>
          <table:table-cell office:value-type="string">
            <text:p>Status</text:p>
          </table:table-cell>
          <table:table-cell office:value-type="string">
            <text:p>approved</text:p>
          </table:table-cell>
        </table:table-row>
      </table:table>
      <text:p>Show requirements that have no design documents.</text:p>
      <text:p>All requirements must be designed.</text:p>
      <text:h text:outline-level="2">3.5 List requirements missing test cases</text:h>
      <table:table>
        <table:table-column table:number-columns-repeated="2"/>
        <table:table-row>
          <table:table-cell office:value-type="string">
            <text:p>Status</text:p>
          </table:table-cell>
          <table:table-cell office:value-type="string">
            <text:p>approved</text:p>
          </table:table-cell>
        </table:table-row>
      </table:table>
      <text:p>List requirments missing test cases.</text:p>
      <text:p>Final system must have tests to show all requirements have been met.</text:p>
      <text:h text:outline-level="2">3.6 List requirements that need more work</text:h>
      <table:table>
        <table:table-column table:number-columns-repeated="2"/>
        <table:table-row>
          <table:table-cell office:value-type="string">
            <text:p>Status</text:p>
          </table:table-cell>
          <table:table-cell office:value-type="string">
            <text:p>approved</text:p>
          </table:table-cell>
        </table:table-row>
      </table:table>
      <text:p>List requirements that have status elaboration.</text:p>
      <text:p>Users need ability to identify which requirements or packages need more work.</text:p>
      <text:h text:outline-level="2">3.7 List requirements that have no package</text:h>
      <table:table>
        <table:table-column table:number-columns-repeated="2"/>
        <table:table-row>
          <table:table-cell office:value-type="string">
            <text:p>Status</text:p>
          </table:table-cell>
          <table:table-cell office:value-type="string">
            <text:p>rejected - File system ensures no requirement can exist outside of a package.</text:p>
          </table:table-cell>
        </table:table-row>
      </table:table>
      <text:p>List requirements that have no packages.</text:p>
      <text:p>All requirements must belong to a package.</text:p>
      <text:h text:outline-level="2">3.8 Report time and cost estimation of requirements and packages</text:h>
      <table:table>
        <table:table-column table:number-columns-repeated="2"/>
        <table:table-row>
          <table:table-cell office:value-type="string">
            <text:p>Status</text:p>
          </table:table-cell>
          <table:table-cell office:value-type="string">
            <text:p>approved</text:p>
          </table:table-cell>
        </table:table-row>
      </table:table>
      <text:p>Compute and display cost and effort estimations for each requirement and package.</text:p>
      <text:p>Required information for estimating project costs.</text:p>
      <text:h text:outline-level="2">3.9 List_requirements missing use cases</text:h>
      <table:table>
        <table:table-column table:number-columns-repeated="2"/>
        <table:table-row>
          <table:table-cell office:value-type="string">
            <text:p>Status</text:p>
          </table:table-cell>
          <table:table-cell office:value-type="string">
            <text:p>approved</text:p>
          </table:table-cell>
        </table:table-row>
      </table:table>
      <text:p>List requirments missing use cases.</text:p>
      <text:p>Final system must have use cases to help test that all requirements have been met.</text:p>
      <text:h text:outline-level="1">4 Requirement repository</text:h>
      <table:table>
        <table:table-column table:number-columns-repeated="2"/>
        <table:table-row>
          <table:table-cell office:value-type="string">
            <text:p>Status</text:p>
          </table:table-cell>
          <table:table-cell office:value-type="string">
            <text:p>approved</text:p>
          </table:table-cell>
        </table:table-row>
      </table:table>
      <text:p>All requirements and required documentation for the project will be stored in a repository.</text:p>
      <text:p>Requirements must be traceable and documented. To track the dependencies amongst the requirements and their supporting documents a repository is necassary.</text:p>
      <text:h text:outline-level="2">4.1 Assing requirements and requirement packages to users</text:h>
      <table:table>
        <table:table-column table:number-columns-repeated="2"/>
        <table:table-row>
          <table:table-cell office:value-type="string">
            <text:p>Status</text:p>
          </table:table-cell>
          <table:table-cell office:value-type="string">
            <text:p>approved - Requirement met</text:p>
          </table:table-cell>
        </table:table-row>
      </table:table>
      <text:p>A requirement or package must be assignable to a user.</text:p>
      <text:p>Important to know who is responsible for a requirement on larger projects.</text:p>
      <text:h text:outline-level="2">4.2 Link requirements to design documentation</text:h>
      <table:table>
        <table:table-column table:number-columns-repeated="2"/>
        <table:table-row>
          <table:table-cell office:value-type="string">
            <text:p>Status</text:p>
          </table:table-cell>
          <table:table-cell office:value-type="string">
            <text:p>rejected - Not all requirements (or packages) have supporting documentation. Use reports to uncover which requirements do not have documentation and add links where appropriate.</text:p>
          </table:table-cell>
        </table:table-row>
      </table:table>
      <text:p>Requirements must be linked to design documents.</text:p>
      <text:p>Must be able to trace design to requirements.</text:p>
      <text:h text:outline-level="2">4.3 Link requirements to test cases</text:h>
      <table:table>
        <table:table-column table:number-columns-repeated="2"/>
        <table:table-row>
          <table:table-cell office:value-type="string">
            <text:p>Status</text:p>
          </table:table-cell>
          <table:table-cell office:value-type="string">
            <text:p>rejected - Not all requirements (or packages) have supporting documentation. Use reports to uncover which requirements do not have documentation and add links where appropriate.</text:p>
          </table:table-cell>
        </table:table-row>
      </table:table>
      <text:p>Requirements must be linked to test case(s).</text:p>
      <text:p>Each requirement must be testable.</text:p>
      <text:h text:outline-level="2">4.4 Maintain assignmentable users and their contact details</text:h>
      <table:table>
        <table:table-column table:number-columns-repeated="2"/>
        <table:table-row>
          <table:table-cell office:value-type="string">
            <text:p>Status</text:p>
          </table:table-cell>
          <table:table-cell office:value-type="string">
            <text:p>approved - Stakeholder functionality implemented</text:p>
          </table:table-cell>
        </table:table-row>
      </table:table>
      <text:p>Must be able to record user with their details.</text:p>
      <text:p>Important to know who is involved in developing the requirements.</text:p>
      <text:h text:outline-level="2">4.5 Maintain requirement dependencies</text:h>
      <table:table>
        <table:table-column table:number-columns-repeated="2"/>
        <table:table-row>
          <table:table-cell office:value-type="string">
            <text:p>Status</text:p>
          </table:table-cell>
          <table:table-cell office:value-type="string">
            <text:p>approved - Verified that repository supports dependency linking between requirements, requirement packages and to documents</text:p>
          </table:table-cell>
        </table:table-row>
      </table:table>
      <text:p>Must be able to record a dependency from a requirements and requirement package to another package or requirement.</text:p>
      <text:p>Dependencies are important for knowing why other requirements and packages exist.</text:p>
      <text:h text:outline-level="2">4.6 Maintain requirement package</text:h>
      <table:table>
        <table:table-column table:number-columns-repeated="2"/>
        <table:table-row>
          <table:table-cell office:value-type="string">
            <text:p>Status</text:p>
          </table:table-cell>
          <table:table-cell office:value-type="string">
            <text:p>approved - Functionality implemented and verified.</text:p>
          </table:table-cell>
        </table:table-row>
      </table:table>
      <text:p>Must be able to maintain key-values for requirement packages.</text:p>
      <text:p>Need to store this information.</text:p>
      <text:h text:outline-level="2">4.7 Maintain requirements</text:h>
      <table:table>
        <table:table-column table:number-columns-repeated="2"/>
        <table:table-row>
          <table:table-cell office:value-type="string">
            <text:p>Status</text:p>
          </table:table-cell>
          <table:table-cell office:value-type="string">
            <text:p>approved - Verified and implemented.</text:p>
          </table:table-cell>
        </table:table-row>
      </table:table>
      <text:p>Allow users to record requirements with their attributes and links to related documentation in plain text files.</text:p>
      <text:p>A requirement management system needs to store information about it's requirements.</text:p>
      <text:p>Use of plain text files will add some limitations to data entry, but facilitate ease of use from command line, data management and version control.</text:p>
      <text:h text:outline-level="2">4.8 Track both approved and rejected requirements</text:h>
      <table:table>
        <table:table-column table:number-columns-repeated="2"/>
        <table:table-row>
          <table:table-cell office:value-type="string">
            <text:p>Status</text:p>
          </table:table-cell>
          <table:table-cell office:value-type="string">
            <text:p>approved</text:p>
          </table:table-cell>
        </table:table-row>
      </table:table>
      <text:p>Must track all requirements and packages even if rejected or otherwise not approved.</text:p>
      <text:p>Rejected requirements and their reason for rejection are important to retain, so that if they are suggested later they can be looked up and explained why they where not included.</text:p>
      <text:h text:outline-level="1">5 Visualize model</text:h>
      <table:table>
        <table:table-column table:number-columns-repeated="2"/>
        <table:table-row>
          <table:table-cell office:value-type="string">
            <text:p>Status</text:p>
          </table:table-cell>
          <table:table-cell office:value-type="string">
            <text:p>elaboration</text:p>
          </table:table-cell>
        </table:table-row>
      </table:table>
      <text:p>Provide ways to visualise the repository model</text:p>
      <text:p>The more perspectives on the requirements the easier to see inconsistencies and to gain understanding</text:p>
      <text:h text:outline-level="2">5.1 Generate requirement report</text:h>
      <table:table>
        <table:table-column table:number-columns-repeated="2"/>
        <table:table-row>
          <table:table-cell office:value-type="string">
            <text:p>Status</text:p>
          </table:table-cell>
          <table:table-cell office:value-type="string">
            <text:p>elaboration</text:p>
          </table:table-cell>
        </table:table-row>
      </table:table>
      <text:p>Describe repository in a document structure</text:p>
      <text:p>Ease of distribution to project members and encourage feedback through notes/amendments on the report</text:p>
      <text:h text:outline-level="3">5.1.1 Report output formats</text:h>
      <table:table>
        <table:table-column table:number-columns-repeated="2"/>
        <table:table-row>
          <table:table-cell office:value-type="string">
            <text:p>Status</text:p>
          </table:table-cell>
          <table:table-cell office:value-type="string">
            <text:p>implementation</text:p>
          </table:table-cell>
        </table:table-row>
      </table:table>
      <text:p>Report must be in the following formats: pdf, odf, plain text and html.</text:p>
      <text:p>Must be easy to share requirements with stakeholder.</text:p>
      <text:h text:outline-level="3">5.1.2 Report structure</text:h>
      <table:table>
        <table:table-column table:number-columns-repeated="2"/>
        <table:table-row>
          <table:table-cell office:value-type="string">
            <text:p>Status</text:p>
          </table:table-cell>
          <table:table-cell office:value-type="string">
            <text:p>implementation</text:p>
          </table:table-cell>
        </table:table-row>
      </table:table>
      <text:p>Document describing requirements must be generatable from repository.</text:p>
      <text:p>Need to share information from the repository with others that will need it in a easy to understand format.</text:p>
      <text:h text:outline-level="2">5.2 Generate requirement traceability matrix</text:h>
      <table:table>
        <table:table-column table:number-columns-repeated="2"/>
        <table:table-row>
          <table:table-cell office:value-type="string">
            <text:p>Status</text:p>
          </table:table-cell>
          <table:table-cell office:value-type="string">
            <text:p>approved</text:p>
          </table:table-cell>
        </table:table-row>
      </table:table>
      <text:p>Generate requirements tracebility matrix showing how each requirement relates to use cases, design documents, code references, test cases and acceptance test cases. The matrix must clearly show what requirements are complete (i.e. have at least one trace to each of the 5 types of artifacts.</text:p>
      <text:p>To verify and validate that the project is complete each requirement must be documented to have a use case, design, code reference, test case and an acceptance test case associated with it. Reporting on progresss in terms of requirements fully made is meaningful to the customer and a requirement for doing EVM if applicable to the project.</text:p>
      <text:h text:outline-level="2">5.3 Repository must be human understandable</text:h>
      <table:table>
        <table:table-column table:number-columns-repeated="2"/>
        <table:table-row>
          <table:table-cell office:value-type="string">
            <text:p>Status</text:p>
          </table:table-cell>
          <table:table-cell office:value-type="string">
            <text:p>approved</text:p>
          </table:table-cell>
        </table:table-row>
      </table:table>
      <text:p>Requirements and packages must be stored in a manner that is reasonably easy to understand.</text:p>
      <text:p>In case of desire or need to manage requirements without tool, the repository should be understandable by manual inspection.</text:p>
      <text:h text:outline-level="1">6 Technical decisions</text:h>
      <table:table>
        <table:table-column table:number-columns-repeated="2"/>
        <table:table-row>
          <table:table-cell office:value-type="string">
            <text:p>Status</text:p>
          </table:table-cell>
          <table:table-cell office:value-type="string">
            <text:p>rejected - Not a valid requirement.</text:p>
          </table:table-cell>
        </table:table-row>
      </table:table>
      <text:p>The guiding philosophy used for development</text:p>
      <text:p>Good software has a certain style and form that guides it, this package explains what is important for this project</text:p>
      <text:h text:outline-level="2">6.1 Data and code must be portable</text:h>
      <table:table>
        <table:table-column table:number-columns-repeated="2"/>
        <table:table-row>
          <table:table-cell office:value-type="string">
            <text:p>Status</text:p>
          </table:table-cell>
          <table:table-cell office:value-type="string">
            <text:p>postponed - More important to release than to have available on all platforms, fix this when features for initial version are complete.</text:p>
          </table:table-cell>
        </table:table-row>
      </table:table>
      <text:p>Application must be protable to Linux, Mac and Windows.</text:p>
      <text:p>Increase adoption of requirements management tools.</text:p>
      <text:h text:outline-level="2">6.2 Data stored in directory structure and plain text documents</text:h>
      <table:table>
        <table:table-column table:number-columns-repeated="2"/>
        <table:table-row>
          <table:table-cell office:value-type="string">
            <text:p>Status</text:p>
          </table:table-cell>
          <table:table-cell office:value-type="string">
            <text:p>approved</text:p>
          </table:table-cell>
        </table:table-row>
      </table:table>
      <text:p>Requirements must be stored in plain text files and directories.</text:p>
      <text:p>Regular files are portable, maintainable from command line tools and work with off the shelf version control tools. Requirements repository can deployed and maintained along side regular code base, close to developers.</text:p>
      <text:h text:outline-level="2">6.3 Open source lisence</text:h>
      <table:table>
        <table:table-column table:number-columns-repeated="2"/>
        <table:table-row>
          <table:table-cell office:value-type="string">
            <text:p>Status</text:p>
          </table:table-cell>
          <table:table-cell office:value-type="string">
            <text:p>implementation</text:p>
          </table:table-cell>
        </table:table-row>
      </table:table>
      <text:p>Must be released using open source license.</text:p>
      <text:p>Because it is the right thing to do!</text:p>
      <text:h text:outline-level="2">6.4 Version control via off the shelf system</text:h>
      <table:table>
        <table:table-column table:number-columns-repeated="2"/>
        <table:table-row>
          <table:table-cell office:value-type="string">
            <text:p>Status</text:p>
          </table:table-cell>
          <table:table-cell office:value-type="string">
            <text:p>approved</text:p>
          </table:table-cell>
        </table:table-row>
      </table:table>
      <text:p>Must be able to use off the shelf version control.</text:p>
      <text:p>In keeping with unix one tool one purpose, the Application has focus on being good at requirements management, version control is a different beast.</text:p>
      <text:h text:outline-level="2">6.5 Conventsion over configuration</text:h>
      <table:table>
        <table:table-column table:number-columns-repeated="2"/>
        <table:table-row>
          <table:table-cell office:value-type="string">
            <text:p>Status</text:p>
          </table:table-cell>
          <table:table-cell office:value-type="string">
            <text:p>rejected - This is a desicsion that is defined in the Technical design specification</text:p>
          </table:table-cell>
        </table:table-row>
      </table:table>
      <text:p>Prefer conventsion over configuration.</text:p>
      <text:p>The application should be opinionated and make as many assumptions as possible without loosing flexibility, this will save time spesifiying and configuring.</text:p>
      <text:h text:outline-level="2">6.6 Less is more</text:h>
      <table:table>
        <table:table-column table:number-columns-repeated="2"/>
        <table:table-row>
          <table:table-cell office:value-type="string">
            <text:p>Status</text:p>
          </table:table-cell>
          <table:table-cell office:value-type="string">
            <text:p>rejected - This is a desicsion that is defined in the Technical design specification</text:p>
          </table:table-cell>
        </table:table-row>
      </table:table>
      <text:p>The application must do the bare minimum.</text:p>
      <text:p>The application should be focused on solving problems directly involved in requirements management.</text:p>
      <text:h text:outline-level="1">7 Data import and export</text:h>
      <table:table>
        <table:table-column table:number-columns-repeated="2"/>
        <table:table-row>
          <table:table-cell office:value-type="string">
            <text:p>Status</text:p>
          </table:table-cell>
          <table:table-cell office:value-type="string">
            <text:p>elaboration</text:p>
          </table:table-cell>
        </table:table-row>
      </table:table>
      <text:p>Allow easy import of initial requirements structure from helpful tools. Only inital import needs be supported, importing into an existing repository does not need to be done at this stage.</text:p>
      <text:p>Often requirements start out as mind maps or spreadsheets before they make their way into reqy. Importing these inital requirements should be easy to encourage users.</text:p>
      <text:h text:outline-level="2">7.1 Export requirements to taskjuggler tasks</text:h>
      <table:table>
        <table:table-column table:number-columns-repeated="2"/>
        <table:table-row>
          <table:table-cell office:value-type="string">
            <text:p>Status</text:p>
          </table:table-cell>
          <table:table-cell office:value-type="string">
            <text:p>postponed - Not critical at this stage.</text:p>
          </table:table-cell>
        </table:table-row>
      </table:table>
      <text:p>Requirements and package hiearchy must be exportable as Task Juggler tasks and sub tasks.</text:p>
      <text:p>Requirements sole purpose is to guide a project, however scheduling the project is not a task for the requirements management tool, this is better done by specialized applications such as Task Juggler.</text:p>
      <text:h text:outline-level="2">7.2 Import requirements from csv</text:h>
      <table:table>
        <table:table-column table:number-columns-repeated="2"/>
        <table:table-row>
          <table:table-cell office:value-type="string">
            <text:p>Status</text:p>
          </table:table-cell>
          <table:table-cell office:value-type="string">
            <text:p>postponed - Not critical to first release.</text:p>
          </table:table-cell>
        </table:table-row>
      </table:table>
      <text:p>Requirements and packages must be able to be imported from a CSV file.</text:p>
      <text:p>Makes it easier for non command line people to submit their requirements.</text:p>
      <text:h text:outline-level="2">7.3 Import requirements from freemind mind map</text:h>
      <table:table>
        <table:table-column table:number-columns-repeated="2"/>
        <table:table-row>
          <table:table-cell office:value-type="string">
            <text:p>Status</text:p>
          </table:table-cell>
          <table:table-cell office:value-type="string">
            <text:p>postponed - Not critical to first release.</text:p>
          </table:table-cell>
        </table:table-row>
      </table:table>
      <text:p>Requirements and packages must be able to be imported from a freemind mind map(.mm) file.</text:p>
      <text:p>Makes it easier for non command line people to submit their requirements.</text:p>
    </office:text>
  </office:body>
</office:document-content>
</file>

<file path=styles.xml><?xml version="1.0" encoding="utf-8"?>
<office:document-styles xmlns:text="urn:oasis:names:tc:opendocument:xmlns:text:1.0" xmlns:table="urn:oasis:names:tc:opendocument:xmlns:table:1.0" xmlns:office="urn:oasis:names:tc:opendocument:xmlns:office:1.0" xmlns:manifest="urn:oasis:names:tc:opendocument:xmlns:manifest:1.0" xmlns:meta="urn:oasis:names:tc:opendocument:xmlns:meta:1.0" office:version="1.1">
  <office:styles/>
  <office:automatic-styles/>
</office:document-styles>
</file>

<file path=meta.xml><?xml version="1.0" encoding="utf-8"?>
<office:document-meta xmlns:table="urn:oasis:names:tc:opendocument:xmlns:ta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office:version="1.1">
  <office:meta>
    <meta:generator>ODFPY/0.9.4</meta:generator>
  </office:meta>
</office:document-meta>
</file>